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adornments="Book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20_Drawing_20_Style_5f_1">
      <style:graphic-properties svg:stroke-color="#ffffff" draw:fill-color="#afd095" draw:textarea-horizontal-align="justify" draw:textarea-vertical-align="middle" draw:auto-grow-height="false" fo:min-height="13.085cm" fo:min-width="10.295cm" style:writing-mode="lr-tb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Focus3-title">
      <style:graphic-properties draw:fill-color="#729fcf" draw:auto-grow-height="true" fo:min-height="2.5cm" draw:shadow="hidden"/>
      <style:paragraph-properties style:writing-mode="lr-tb"/>
    </style:style>
    <style:style style:name="pr2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729fcf"/>
      <style:text-properties fo:text-shadow="1pt 1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hyphenate="false" loext:hyphenation-no-caps="false" loext:hyphenation-no-last-word="false"/>
    </style:style>
    <style:style style:name="P4" style:family="paragraph">
      <style:paragraph-properties fo:text-align="start"/>
    </style:style>
    <style:style style:name="P5" style:family="paragraph">
      <loext:graphic-properties draw:fill-color="#afd095"/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7" style:family="paragraph">
      <loext:graphic-properties draw:fill-color="#ffffff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cm" svg:height="2.5cm" svg:x="-3.408cm" svg:y="-0.624cm" presentation:class="title" presentation:user-transformed="true">
          <draw:text-box>
            <text:p><text:span text:style-name="T1">Strategic Plan</text:span></text:p>
          </draw:text-box>
        </draw:frame>
        <draw:custom-shape draw:style-name="gr1" draw:text-style-name="P5" draw:layer="layout" svg:width="10.795cm" svg:height="13.335cm" svg:x="2.34cm" svg:y="1.27cm">
          <text:p text:style-name="P2"><text:span text:style-name="T2">Data Model:</text:span></text:p>
          <text:list text:style-name="L1">
            <text:list-item>
              <text:p text:style-name="P3">The model will incorporate data</text:p>
            </text:list-item>
          </text:list>
          <text:p text:style-name="P4">from all the three tables.</text:p>
          <text:p text:style-name="P2"><text:span text:style-name="T3"/></text:p>
          <text:p text:style-name="P2"><text:span text:style-name="T2">Plan of action:</text:span></text:p>
          <text:list text:continue-numbering="true" text:style-name="L1">
            <text:list-item>
              <text:p text:style-name="P3"><text:span text:style-name="T4">Data Understanding;</text:span></text:p>
              <text:p text:style-name="P3"><text:span text:style-name="T5">&gt; Get the data and understand</text:span></text:p>
              <text:p text:style-name="P3"><text:span text:style-name="T5">what it is all about</text:span><text:span text:style-name="T6"> </text:span></text:p>
            </text:list-item>
            <text:list-item>
              <text:p text:style-name="P3"><text:span text:style-name="T4">Data Preparation;</text:span></text:p>
              <text:p text:style-name="P3"><text:span text:style-name="T5">&gt; Prepare and load the data to</text:span></text:p>
              <text:p text:style-name="P3"><text:span text:style-name="T5">to be used in analysis</text:span></text:p>
            </text:list-item>
            <text:list-item>
              <text:p text:style-name="P3"><text:span text:style-name="T4">Data Cleaning;</text:span></text:p>
              <text:p text:style-name="P3"><text:span text:style-name="T5">&gt; Clean the data for any </text:span></text:p>
              <text:p text:style-name="P3"><text:span text:style-name="T5">inconsistencies available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0.795cm" svg:height="13.335cm" svg:x="14.54cm" svg:y="1.17cm">
          <text:p text:style-name="P2"><text:span text:style-name="T2">Plan of action:</text:span></text:p>
          <text:list text:style-name="L1">
            <text:list-item>
              <text:p text:style-name="P6"><text:span text:style-name="T4">Data Modeling;</text:span></text:p>
              <text:p text:style-name="P6"><text:span text:style-name="T6">&gt; </text:span><text:span text:style-name="T5">Test the data for patterns </text:span></text:p>
              <text:p text:style-name="P6"><text:span text:style-name="T5">that can be used for inference</text:span></text:p>
              <text:p text:style-name="P6"><text:span text:style-name="T5">or prediction</text:span><text:span text:style-name="T6"> </text:span></text:p>
            </text:list-item>
            <text:list-item>
              <text:p text:style-name="P6"><text:span text:style-name="T4">Data Evaluation;</text:span></text:p>
              <text:p text:style-name="P6"><text:span text:style-name="T6">&gt; </text:span><text:span text:style-name="T5">Evaluate the results of the </text:span></text:p>
              <text:p text:style-name="P6"><text:span text:style-name="T5">data and get advice on action</text:span></text:p>
              <text:p text:style-name="P6"><text:span text:style-name="T5">to be taken</text:span></text:p>
            </text:list-item>
            <text:list-item>
              <text:p text:style-name="P6"><text:span text:style-name="T4">Deployment;</text:span></text:p>
              <text:p text:style-name="P6"><text:span text:style-name="T6">&gt; </text:span><text:span text:style-name="T5">Deploy the model using </text:span></text:p>
              <text:p text:style-name="P6"><text:span text:style-name="T5">proper packages to be </text:span></text:p>
              <text:p text:style-name="P6"><text:span text:style-name="T5">accessible onlin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adornments="Book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Focus3-backgroundobjects">
      <style:graphic-properties draw:stroke="none" draw:fill-color="#780373" draw:textarea-vertical-align="middle"/>
    </style:style>
    <style:style style:name="Mpr5" style:family="presentation" style:parent-style-name="Focus3-backgroundobjects">
      <style:graphic-properties draw:stroke="none" draw:fill-color="#f10d0c" draw:textarea-vertical-align="middle"/>
    </style:style>
    <style:style style:name="Mpr6" style:family="presentation" style:parent-style-name="Focus3-backgroundobjects">
      <style:graphic-properties draw:stroke="none" draw:fill-color="#e8a202" draw:textarea-vertical-align="middle"/>
    </style:style>
    <style:style style:name="Mpr7" style:family="presentation" style:parent-style-name="Focus3-backgroundobjects">
      <style:graphic-properties draw:stroke="none" draw:fill-color="#168253" draw:textarea-vertical-align="middle"/>
    </style:style>
    <style:style style:name="Mpr8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780373"/>
      <style:paragraph-properties fo:text-align="center"/>
    </style:style>
    <style:style style:name="MP8" style:family="paragraph">
      <loext:graphic-properties draw:fill-color="#f10d0c"/>
      <style:paragraph-properties fo:text-align="center"/>
    </style:style>
    <style:style style:name="MP9" style:family="paragraph">
      <loext:graphic-properties draw:fill-color="#e8a202"/>
      <style:paragraph-properties fo:text-align="center"/>
    </style:style>
    <style:style style:name="MP10" style:family="paragraph">
      <loext:graphic-properties draw:fill-color="#168253"/>
      <style:paragraph-properties fo:text-align="center"/>
    </style:style>
    <style:style style:name="MP11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12" style:family="paragraph">
      <loext:graphic-properties draw:fill="none" draw:fill-color="#ffffff"/>
      <style:text-properties fo:color="#dddddd" loext:opacity="100%" loext:color-lum-mod="100%" loext:color-lum-off="0%" fo:font-size="14pt" style:font-size-asian="14pt" style:font-size-complex="14pt"/>
    </style:style>
    <style:style style:name="MP13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color="#808080" loext:opacity="100%" loext:color-lum-mod="100%" loext:color-lum-off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fo:color="#dddddd" loext:opacity="100%" loext:color-lum-mod="100%" loext:color-lum-off="0%" fo:font-size="14pt" style:font-size-asian="14pt" style:font-size-complex="14pt"/>
    </style:style>
    <style:style style:name="MP17" style:family="paragraph">
      <style:paragraph-properties style:writing-mode="lr-tb"/>
      <style:text-properties fo:font-size="14pt" style:font-size-asian="14pt" style:font-size-complex="14pt"/>
    </style:style>
    <style:style style:name="MP18" style:family="paragraph"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color="#dddddd" loext:opacity="100%" fo:font-size="14pt" style:font-size-asian="14pt" style:font-size-complex="14pt"/>
    </style:style>
    <style:style style:name="MT2" style:family="text">
      <style:text-properties fo:color="#808080" loext:opacity="100%" fo:font-size="14pt" style:font-size-asian="14pt" style:font-size-complex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Focus3" style:page-layout-name="PM1" draw:style-name="Mdp1">
      <draw:polygon presentation:style-name="Mpr4" draw:text-style-name="MP7" draw:layer="backgroundobjects" svg:width="5.499cm" svg:height="3.749cm" svg:x="0cm" svg:y="12cm" svg:viewBox="0 0 5500 3750" draw:points="0,0 0,3750 5500,3750">
        <text:p/>
      </draw:polygon>
      <draw:polygon presentation:style-name="Mpr5" draw:text-style-name="MP8" draw:layer="backgroundobjects" svg:width="2.999cm" svg:height="9.499cm" svg:x="0cm" svg:y="0cm" svg:viewBox="0 0 3000 9500" draw:points="0,0 0,9500 3000,0">
        <text:p/>
      </draw:polygon>
      <draw:polygon presentation:style-name="Mpr6" draw:text-style-name="MP9" draw:layer="backgroundobjects" svg:width="6.499cm" svg:height="4.499cm" svg:x="21.5cm" svg:y="0cm" svg:viewBox="0 0 6500 4500" draw:points="6500,0 0,0 6500,4500">
        <text:p/>
      </draw:polygon>
      <draw:polygon presentation:style-name="Mpr7" draw:text-style-name="MP10" draw:layer="backgroundobjects" svg:width="2.999cm" svg:height="8.749cm" svg:x="25cm" svg:y="7cm" svg:viewBox="0 0 3000 8750" draw:points="3000,8750 3000,0 0,8750">
        <text:p/>
      </draw:polygon>
      <draw:frame presentation:style-name="Mpr8" draw:text-style-name="MP12" draw:layer="backgroundobjects" svg:width="6.5cm" svg:height="1cm" svg:x="1cm" svg:y="14.5cm" presentation:class="date-time">
        <draw:text-box>
          <text:p text:style-name="MP11"><text:span text:style-name="MT1"><presentation:date-time/></text:span></text:p>
        </draw:text-box>
      </draw:frame>
      <draw:frame presentation:style-name="Mpr8" draw:text-style-name="MP14" draw:layer="backgroundobjects" svg:width="9cm" svg:height="1cm" svg:x="9.5cm" svg:y="14.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6.5cm" svg:height="1cm" svg:x="20.5cm" svg:y="14.5cm" presentation:class="page-number">
        <draw:text-box>
          <text:p text:style-name="MP15"><text:span text:style-name="MT1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7"><text:span text:style-name="MT3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20:14:47.075739120</meta:creation-date>
    <dc:date>2023-09-25T20:15:17.288595982</dc:date>
    <meta:editing-duration>PT32S</meta:editing-duration>
    <meta:editing-cycles>1</meta:editing-cycles>
    <meta:document-statistic meta:object-count="41"/>
    <meta:generator>LibreOffice/7.5.6.2$Linux_X86_64 LibreOffice_project/50$Build-2</meta:generator>
  </office:meta>
</office:document-meta>
</file>